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.2" calcext:value-type="float">
            <text:p>54.2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5" calcext:value-type="float">
            <text:p>43.5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3" calcext:value-type="float">
            <text:p>36.3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6" calcext:value-type="float">
            <text:p>27.6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10.22" calcext:value-type="float">
            <text:p>10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27:45.911663102</meta:creation-date>
    <dc:date>2018-03-06T23:28:14.423716218</dc:date>
    <meta:editing-duration>PT29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